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language="sk" fo:country="SK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language="sk" fo:country="SK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fo:language="sk" fo:country="SK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language="sk" fo:country="SK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22pt" fo:language="sk" fo:country="SK" fo:font-weight="bold" style:font-size-asian="22pt" style:font-weight-asian="bold" style:font-size-complex="22pt" style:font-weight-complex="bold"/>
    </style:style>
    <style:style style:name="P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size="12pt" fo:language="sk" fo:country="SK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84d1"/>
    </style:style>
    <style:style style:name="T3" style:family="text">
      <style:text-properties fo:color="#ff420e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Organizátor upratovania</text:p>
      <text:p text:style-name="P1"/>
      <text:p text:style-name="P2">Organizátor upratovania <text:span text:style-name="T1">je kľúčová osoba pre jeho uskutočnenie. Je to človek, ktorý sa nebojí zodpovednosti a s podporou organizačného tímu USUS zaistí hladký priebeh celej akcie od jej naplánovania až do úspešného konca.</text:span></text:p>
      <text:p text:style-name="P2"><text:span text:style-name="T1"/></text:p>
      <text:p text:style-name="P2">Nieje na tom nič zložité, prípravu upratovania zvládne takmer každý.</text:p>
      <text:p text:style-name="P2"/>
      <text:p text:style-name="P4">Organizátorom upratovania sa môže stať takmer ktokoľvek od vedúceho člena záujmovej skupiny, obecného zastupiteľstva alebo party kamarátov, cez aktívnych dôchodcov až po riaditeľa školy či zástupcu komerčnej firmy. </text:p>
      <text:p text:style-name="P4"/>
      <text:p text:style-name="P3">Hlavné úlohy organizátora</text:p>
      <text:p text:style-name="P2"><text:span text:style-name="T1"/></text:p>
      <text:p text:style-name="P2">Výber termínu vášho upratovania</text:p>
      <text:p text:style-name="P2"/>
      <text:p text:style-name="P6">Hlavný termín upratovania je naplánovaný na <text:span text:style-name="T4">sobotu 8. apríla.</text:span> To ale neznamená, že si svoje upratovanie nemôžete usporiadať v inom termíne, ktorý vám vyhovuje viac. Pokiaľ je možné, <text:span text:style-name="T4">zvoľte prosím dátum čo najbližší hlavnému termínu akcie.</text:span> Tým nám zjednodušíte zaistenie potrebného materiálu pre vaše upratovanie. </text:p>
      <text:p text:style-name="P2"/>
      <text:p text:style-name="P2">Výber miesta, kde budete upratovať</text:p>
      <text:p text:style-name="P2"/>
      <text:p text:style-name="P6">Väčšina z nás vie prinajmenšom o niekoľkých miestach vo vašom okolí, ktoré by si zaslúžili upratať. Pokiaľ medzi nich nepatríte a chýba vám inšpirácia, pozrite sa na našu aplikáciu <text:span text:style-name="T3">ZmapujTo.cz</text:span> a prehliadnite si nahlásené čierne skládky. Budete prekvapení, koľko čiernych skládok vo vašom okolí je. </text:p>
      <text:p text:style-name="P2"/>
      <text:p text:style-name="P2">Zaistenie odvozu odpadu</text:p>
      <text:p text:style-name="P2"/>
      <text:p text:style-name="P6"><text:span text:style-name="T4">Prvým krokom </text:span>pre zaistenie odvozu odpadu je <text:span text:style-name="T4">kontaktovanie</text:span> vášho <text:span text:style-name="T4">obecného alebo mestského úradu</text:span>. Tam nás už veľmi dobre poznajú a tak by vám ako organizátorom upratovacej akcie mali vyjsť v ústrety. V prípade, že komunikácia viazne, sa <text:span text:style-name="T4">obráťte na smetiarsku firmu,</text:span> ktorá zaisťuje zvoz odpadu vo vašej obci. Ak neuspejete ani tam, <text:span text:style-name="T4">naplánujte upratovanie v oblasti zberného miesta odpadu</text:span>, kam priamo odnesiete nazbierané vrecia. Mnoho zberných dvorov (nájdete tiež v <text:span text:style-name="T2">mape upratovaní</text:span>) je ochotných po predchádzajúcej dohode predĺžiť otváraciu dobu, aby ste mohli v kľude upratovať a odpad priniesť až po ukončení akcie. </text:p>
      <text:p text:style-name="P6"/>
      <text:p text:style-name="P6">V prípade akýchkoľvek problémov v komunikácii s úradmi či zvozovými firmami sa nás <text:span text:style-name="T2">nebojte kontaktovať</text:span>. Radi vám pomôžeme! </text:p>
      <text:p text:style-name="P2"/>
      <text:p text:style-name="P2">Komunikácia s organizačným tímom</text:p>
      <text:p text:style-name="P2"/>
      <text:p text:style-name="P6">Niekoľko týždňov pred upratovaním budeme opakovane písať e-maily a žiadať vás o doplňujúce údaje týkajúce sa počtu účastníkov vašich upratovaní. Nie že nás hodíte do spamu! Prosím <text:span text:style-name="T4">nezanedbajte odpovede na naše otázky, len po ich zodpovedaní vám totiž budeme schopní zaistiť pomôcky pre vaše upratovanie.</text:span> To isté platí o komunikácii po prebehnutí akcie. <text:span text:style-name="T4">Spätná väzba</text:span>, o ktorú vás budeme žiadať,<text:span text:style-name="T4"> je zásadná</text:span> ako pre nás, tak tiež <text:span text:style-name="T4">pre našich sponzorov </text:span><text:soft-page-break/><text:span text:style-name="T4">a tým pádom i pre ďalšie ročníky akcie. </text:span></text:p>
      <text:p text:style-name="P2"/>
      <text:p text:style-name="P2">Účasť na samotnom upratovaní a zaistenie jeho hladkého priebehu</text:p>
      <text:p text:style-name="P2"/>
      <text:p text:style-name="P6">Buďte pri tom. Pred upratovaním nezabudnite svojich dobrovoľníkov zoznámiť s <text:span text:style-name="T2">pravidlami bezpečnosti</text:span> a upozorniť ich na možnosť výskytu nebezpečného odpadu. Skontrolujte, že ste na obecnom alebo mestskom úrade nahlásili miesta všetkého pozbieraného odpadu a nezabudnite následne zaslať správu o akcii. Čo sa určite hodí tiež je poďakovanie účastníkom za ich čas a úsilie.</text:p>
      <text:p text:style-name="P2"><text:span text:style-name="T1"/></text:p>
      <text:p text:style-name="P3">Čo pre vás urobíme my</text:p>
      <text:p text:style-name="P3"/>
      <text:p text:style-name="P2">Poradíme, ako postupovať pri príprave upratovania, jeho priebehu a po skončení</text:p>
      <text:p text:style-name="P2"/>
      <text:p text:style-name="P6">Všetky užitočné materiály, rady a návody budeme postupne dopĺňať na náš web do sekcií <text:span text:style-name="T2">Pred, Pri a Po upratovaní.</text:span> Všetky dokumenty Vám budú k dispozícii tiež v sekcii <text:span text:style-name="T2">Na stiahnutie</text:span></text:p>
      <text:p text:style-name="P2"/>
      <text:p text:style-name="P2">Všetkým zaregistrovaným upratovaniam zaistíme rukavice a pevné vrecia na odpad pre ich dobrovoľníkov</text:p>
      <text:p text:style-name="P2"/>
      <text:p text:style-name="P6">Nemôžeme vám sľubovať zázraky, ale robíme, čo je v naších silách. Zaistenie rukavíc a vriec pre dobrovoľníkov sa vždy odvíja od finančnej a materiálnej podpory, ktorú získame. Preto stále usilovne hľadámefirmy či jednotlivcov, ktorí nám na materiál prispejú. Chcete nám pomôcť? Pozrite sa na možnosti <text:span text:style-name="T2">podpory projektu.</text:span></text:p>
      <text:p text:style-name="P2"/>
      <text:p text:style-name="P2">Pomôžeme v prípade ťažkostí v komunikácii s úradmi</text:p>
      <text:p text:style-name="P2"/>
      <text:p text:style-name="P6">Obvykle sa to nedeje. Ľudia na úradoch Upracme svet, upracme Slovensko vedia a podporujú ju. Niekedy môže ale komunikácia viaznuť, a tak ak bude treba, <text:span text:style-name="T2">ozvite sa nám</text:span>, s radosťou vám pomôžeme. </text:p>
      <text:p text:style-name="P2"/>
      <text:p text:style-name="P2">Dáme o vašej akcii vedieť dobrovoľníkom</text:p>
      <text:p text:style-name="P2"/>
      <text:p text:style-name="P6">Všetky informácie o vašom upratovaní zverejňujeme v <text:span text:style-name="T2">Interaktívnej mape upratovaní</text:span>, ktorú propagujeme, ako sa len dá. Vďaka tomu je možné, že sa o vašom upratovaní dozvie a pripojí sa k vám napríklad váš sused, niekto, koho poznáte len z videnia z obchodu, alebo niekto úplne iný. </text:p>
      <text:p text:style-name="P2"/>
      <text:p text:style-name="P4">Máte ďalšie otázky ohľadom roly organizátora? Prečítajte si naše <text:span text:style-name="T2">FAQ – Často kladené otázky</text:span>, možno sa už niekto pýtal pred vami. Alebo <text:span text:style-name="T2">nás kontaktujte. </text:span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van </meta:initial-creator>
    <meta:creation-date>2017-03-02T20:16:26.63</meta:creation-date>
    <meta:document-statistic meta:table-count="0" meta:image-count="0" meta:object-count="0" meta:page-count="2" meta:paragraph-count="26" meta:word-count="655" meta:character-count="4352"/>
    <dc:date>2017-03-02T21:39:48.72</dc:date>
    <dc:creator>Ivan </dc:creator>
    <meta:editing-duration>PT4M9S</meta:editing-duration>
    <meta:editing-cycles>1</meta:editing-cycles>
    <meta:generator>OpenOffice/4.1.2$Win32 OpenOffice.org_project/412m3$Build-9782</meta:generator>
  </office:meta>
</office:document-meta>
</file>